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unkScoreImpl.resetStoredSco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unkScoreImpl.setStoredScore( String key , double sco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unkScoreImpl.getStoredSco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kScoreImpl.getCompleteStoredScor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unkScoreImpl.getStoredScore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